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0938in" style:rel-column-width="10710*"/>
    </style:style>
    <style:style style:name="Table1.B" style:family="table-column">
      <style:table-column-properties style:column-width="5.5986in" style:rel-column-width="54825*"/>
    </style:style>
    <style:style style:name="Table1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bold" style:letter-kerning="false" style:font-name-asian="Helvetica" style:font-size-asian="11pt" style:font-weight-asian="bold" style:font-name-complex="Helvetica" style:font-size-complex="11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font-weight="bold" style:font-weight-asian="bold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language="de" fo:country="DE"/>
    </style:style>
    <style:style style:name="P7" style:family="paragraph" style:parent-style-name="Table_20_Heading">
      <style:text-properties style:font-name="Arial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11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2" style:family="paragraph" style:parent-style-name="Standard" style:list-style-name="L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3" style:family="paragraph" style:parent-style-name="Standard" style:list-style-name="L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4" style:family="paragraph" style:parent-style-name="Standard" style:list-style-name="L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5" style:family="paragraph" style:parent-style-name="Standard" style:list-style-name="L5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6" style:family="paragraph" style:parent-style-name="Standard" style:list-style-name="L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7" style:family="paragraph" style:parent-style-name="Standard" style:list-style-name="L7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8" style:family="paragraph" style:parent-style-name="Standard" style:list-style-name="L8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9" style:family="paragraph" style:parent-style-name="Standard" style:list-style-name="L9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0" style:family="paragraph" style:parent-style-name="Standard" style:list-style-name="L10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2" style:family="paragraph" style:parent-style-name="Standard" style:list-style-name="L1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3" style:family="paragraph" style:parent-style-name="Standard" style:list-style-name="L1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4" style:family="paragraph" style:parent-style-name="Standard" style:list-style-name="L1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6" style:family="paragraph" style:parent-style-name="Standard" style:list-style-name="L11">
      <style:paragraph-properties fo:margin-left="0.4925in" fo:margin-right="0in" fo:text-indent="-0.25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1" style:family="text">
      <style:text-properties fo:color="#000000" style:text-outline="false" style:text-position="0% 100%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2" style:family="text"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3" style:family="text">
      <style:text-properties style:text-outline="false" style:text-position="0% 100%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4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s Teil des Systems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P7">UC</text:p>
          </table:table-cell>
          <table:table-cell table:style-name="Table1.B1" office:value-type="string">
            <text:p text:style-name="P7">Use Cases</text:p>
          </table:table-cell>
        </table:table-row>
        <table:table-row>
          <table:table-cell table:style-name="Table1.A2" office:value-type="float" office:value="1">
            <text:p text:style-name="P8">01</text:p>
          </table:table-cell>
          <table:table-cell table:style-name="Table1.B2" office:value-type="string">
            <text:p text:style-name="P4">Authentifizieren</text:p>
            <text:list xml:id="list2008901688" text:style-name="L1">
              <text:list-item>
                <text:p text:style-name="P10"><text:span text:style-name="T1">Der</text:span><text:span text:style-name="T1"> Mitarbeiter führt sein Mitarbeiter Badge im Bezahlterminal ein, gibt den Pincode ein um sich zu Authentifizieren</text:span></text:p>
              </text:list-item>
              <text:list-item>
                <text:p text:style-name="P11">Bei einem Angehörigen oder bei Firmenfahrzeugen führt der Kunde die Tankkarte ein und authentifiziert sich mit dem Pincode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2</text:p>
          </table:table-cell>
          <table:table-cell table:style-name="Table1.B2" office:value-type="string">
            <text:p text:style-name="P4">Zahlungsart wählen</text:p>
            <text:list xml:id="list1260160768" text:style-name="L2">
              <text:list-item>
                <text:p text:style-name="P12">Der Kunde wählt seine Zahlungsart welche Lohnabzug, Maestro oder Barbezahlung ist. Die Option Lohnabzug kann nur gewählt werden, wenn der Kunde sich mit dem Mitarbeiter Badge authentifiziert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3</text:p>
          </table:table-cell>
          <table:table-cell table:style-name="Table1.B2" office:value-type="string">
            <text:p text:style-name="P4">Tanken</text:p>
            <text:list xml:id="list1425689748" text:style-name="L3">
              <text:list-item>
                <text:p text:style-name="P13">Der Kunde nimmt den Benzinschlauch, Tankt sein Fahrzeug und setzt den Schlauch wieder zurück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4</text:p>
          </table:table-cell>
          <table:table-cell table:style-name="Table1.B2" office:value-type="string">
            <text:p text:style-name="P4">Quittung erstellen</text:p>
            <text:list xml:id="list332450096" text:style-name="L4">
              <text:list-item>
                <text:p text:style-name="P14">Nach dem Tanken erstellt das Tank System auf Wunsch des Kunden eine Quittung. Der Kunde kann wählen ob er die Quittung per Papier oder E-Mail haben will. Dies gibt er am Bezahlterminal ein. 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5</text:p>
          </table:table-cell>
          <table:table-cell table:style-name="Table1.B2" office:value-type="string">
            <text:p text:style-name="P4">Versenden der E-Mail Quittung</text:p>
            <text:list xml:id="list123702664" text:style-name="L5">
              <text:list-item>
                <text:p text:style-name="P15">Die Quittung wird per E-Mail an den e-mail Server gesendet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6</text:p>
          </table:table-cell>
          <table:table-cell table:style-name="Table1.B2" office:value-type="string">
            <text:p text:style-name="P4">Tank Record erstellen</text:p>
            <text:list xml:id="list693892238" text:style-name="L6">
              <text:list-item>
                <text:p text:style-name="P16">Nach Beendigung der Betankung wird ein Tank Record generiert. Dies enthält <text:span text:style-name="T4">....</text:span>Daten.</text:p>
              </text:list-item>
              <text:list-item>
                <text:p text:style-name="P16">Er wird direkt an das Buchhaltungs System gesendet</text:p>
              </text:list-item>
              <text:list-item>
                <text:p text:style-name="P16">Ist das Buchhaltungs System nicht erreichbar, wird der Tank Record im Tank System gespeichert und eine Meldung an das Anlage System gesendet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7</text:p>
          </table:table-cell>
          <table:table-cell table:style-name="Table1.B2" office:value-type="string">
            <text:p text:style-name="P4">Backup erstellen</text:p>
            <text:list xml:id="list1798029542" text:style-name="L7">
              <text:list-item>
                <text:p text:style-name="P17">Das Tanksystem erstellt ein Backup am Abend und legt es auf dem Backupserver ab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8</text:p>
          </table:table-cell>
          <table:table-cell table:style-name="Table1.B2" office:value-type="string">
            <text:p text:style-name="P6">Bargeld <text:span text:style-name="T3">überbringen</text:span></text:p>
            <text:list xml:id="list480020496" text:style-name="L8">
              <text:list-item>
                <text:p text:style-name="P18">Der Tankwart nimmt Täglich das Bargeld aus den Bezahlterminals und überbringt es der Buchhaltung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9</text:p>
          </table:table-cell>
          <table:table-cell table:style-name="Table1.B2" office:value-type="string">
            <text:p text:style-name="P4">Bestellen des Nachschubes</text:p>
            <text:list xml:id="list2143286826" text:style-name="L9">
              <text:list-item>
                <text:p text:style-name="P19">Bei unterschreiten des Minimumbestandes wird automatisch eine Bestellung beim bevorzugten Treibstofflieferant ausgelöst. </text:p>
              </text:list-item>
              <text:list-item>
                <text:p text:style-name="P19">Der Tankwart erhält eine E-Mail Nachricht. 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0</text:p>
          </table:table-cell>
          <table:table-cell table:style-name="Table1.B2" office:value-type="string">
            <text:p text:style-name="P4">Liefern des Nachschubes</text:p>
            <text:list xml:id="list718378490" text:style-name="L10">
              <text:list-item>
                <text:p text:style-name="P20">Der Benzinlieferant liefert den Bestellten Treibstoff und füllt den Tank auf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1</text:p>
          </table:table-cell>
          <table:table-cell table:style-name="Table1.B2" office:value-type="string">
            <text:p text:style-name="P4">Überprüfen der Bezahlmöglichkeit</text:p>
            <text:list xml:id="list95855725" text:style-name="L12">
              <text:list-item>
                <text:p text:style-name="P24"><text:span text:style-name="T2">Nach dem Authentifizieren überprüft das Tank System welche Bezahlmöglichkeiten zu Verfügung stehen. (Lohn, Credit/Debit, Bar)</text:span></text:p>
              </text:list-item>
              <text:list-item>
                <text:p text:style-name="P24"><text:span text:style-name="T2">Ist der Bargeld Fach voll wird dies angezeigt und es kann nicht mit Bargeld bezahlt werden</text:span>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2</text:p>
          </table:table-cell>
          <table:table-cell table:style-name="Table1.B2" office:value-type="string">
            <text:p text:style-name="P25"><text:span text:style-name="T2"/></text:p>
          </table:table-cell>
        </table:table-row>
      </table:table>
      <text:p text:style-name="P5"/>
      <text:p text:style-name="P1"/>
      <text:list xml:id="list1021606682" text:style-name="L11">
        <text:list-header>
          <text:p text:style-name="P22"/>
        </text:list-header>
      </text:list>
      <text:p text:style-name="P2"><text:soft-page-break/>Use Cases nicht Teil des Systems</text:p>
      <text:list xml:id="list2079953774" text:continue-numbering="true" text:style-name="L11">
        <text:list-item>
          <text:p text:style-name="P23">Buchhaltung Überprüfung</text:p>
          <text:list>
            <text:list-item>
              <text:p text:style-name="P23">Die Buchhaltung überprüft die Benzinbuchungen <text:s/>und hält Rückfrage mit dem Tankwart falls nötig</text:p>
            </text:list-item>
          </text:list>
        </text:list-item>
        <text:list-item>
          <text:p text:style-name="P26">Buchhaltung Abrechnung</text:p>
          <text:list>
            <text:list-item>
              <text:p text:style-name="P23">Buchhaltung erstellt die Abrechnung (Gutschrift auf Benzinkonto und Belastung der Bezüge)</text:p>
            </text:list-item>
          </text:list>
        </text:list-item>
        <text:list-item>
          <text:p text:style-name="P23">Gutschrift Benzinkonto (durch Buchhaltung)</text:p>
          <text:list>
            <text:list-item>
              <text:p text:style-name="P23">Die Buchhaltung aktualisiert das Benzinkonto</text:p>
            </text:list-item>
          </text:list>
        </text:list-item>
        <text:list-item>
          <text:p text:style-name="P23">Belastung der KST (Abteilung oder Personal)</text:p>
          <text:list>
            <text:list-item>
              <text:p text:style-name="P23">Die Buchhaltung belastet den Tankbetrag der Abteilung oder Personal Kostenstelle</text:p>
            </text:list-item>
          </text:list>
        </text:list-item>
        <text:list-item>
          <text:p text:style-name="P23">Überweisung der Quittung an Lohnbuchhaltung durch Buchhaltung</text:p>
          <text:list>
            <text:list-item>
              <text:p text:style-name="P23">Die Quittungen der Privatbezüger werden an die Lohnbuchhaltungen überwiesen</text:p>
            </text:list-item>
          </text:list>
        </text:list-item>
        <text:list-item>
          <text:p text:style-name="P23">Verrechnung mit dem Lohn</text:p>
          <text:list>
            <text:list-item>
              <text:p text:style-name="P23">Lohnbuchhaltung verrechnet den Betrag mit dem Lohn</text:p>
            </text:list-item>
          </text:list>
        </text:list-item>
        <text:list-item>
          <text:p text:style-name="P23">überweisen des Bargeldes</text:p>
          <text:list>
            <text:list-item>
              <text:p text:style-name="P23">Das Bargeld wird von der Buchhaltung zur Zentralen Kasse überwiesen</text:p>
            </text:list-item>
          </text:list>
        </text:list-item>
        <text:list-item>
          <text:p text:style-name="P23">Service Arbeiten ausführen</text:p>
          <text:list>
            <text:list-item>
              <text:p text:style-name="P23">Der Tankwart führt Service Arbeiten aus</text:p>
            </text:list-item>
          </text:list>
        </text:list-item>
        <text:list-item>
          <text:p text:style-name="P23">Verrechnen des Nachschubes</text:p>
          <text:list>
            <text:list-item>
              <text:p text:style-name="P23">Der Benzinlieferant verrechnet die Lieferung mit der Betriebsbuchhaltung</text:p>
            </text:list-item>
          </text:list>
        </text:list-item>
      </text:list>
      <text:p text:style-name="P3"/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07:19:00</meta:creation-date>
    <dc:date>2013-12-04T23:33:25</dc:date>
    <meta:editing-duration>PT13H32M58S</meta:editing-duration>
    <meta:editing-cycles>27</meta:editing-cycles>
    <meta:generator>NeoOffice/3.4$Unix OpenOffice.org_project/Patch 0</meta:generator>
    <meta:print-date>2013-11-30T14:12:25</meta:print-date>
    <meta:document-statistic meta:table-count="1" meta:image-count="0" meta:object-count="0" meta:page-count="2" meta:paragraph-count="61" meta:word-count="449" meta:character-count="2928"/>
  </office:meta>
</office:document-meta>
</file>